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BeanDefinitionReader.JdbcBeanDefinitionReader( BeanDefinitionRegist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BeanDefinitionReader.JdbcBeanDefinitionReader( org . springframework . beans . factory . support . PropertiesBeanDefinition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BeanDefinitionReader.loadBeanDefinitions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BeanDefinitionReader.setJdbcTemplate( JdbcTemplate jdb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BeanDefinitionReader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